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table:number-columns-repeated="96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table:number-columns-repeated="96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24T16:29:57.998816178</dc:date>
    <meta:editing-duration>P34DT17H24M24S</meta:editing-duration>
    <meta:editing-cycles>84</meta:editing-cycles>
    <meta:generator>LibreOffice/5.1.6.2$Linux_X86_64 LibreOffice_project/10m0$Build-2</meta:generator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4cm" svg:y="0.379cm" svg:width="19.479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